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22_13-20-51_000.jpg</text:p>
          </table:table-cell>
          <table:table-cell table:style-name="ce22" office:value-type="string">
            <text:p>:m :th / 韓国語：'어'と'오'：区別しようとすると、韓国語の発音は、難しい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4" table:formula="of:=IF([.E2]=&quot;&quot;;[.C2];CONCATENATE([.C2];&quot; / &quot;;[.E2]))" office:value-type="string" office:string-value=":m :th / 韓国語：'어'と'오'：区別しようとすると、韓国語の発音は、難しい">
            <text:p>:m :th / 韓国語：'어'と'오'：区別しようとすると、韓国語の発音は、難しい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22_13-21-36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2_15-53-06_000.jpg</text:p>
          </table:table-cell>
          <table:table-cell table:style-name="ce17" office:value-type="string">
            <text:p>:m 東和 PHOTO / 201121sa / 大口駅 / ガーラ横浜大口Ⅱ / １名 / 橘設備工業所（藤木組） / 日報</text:p>
          </table:table-cell>
          <table:table-cell table:style-name="ce33"/>
          <table:table-cell table:style-name="ce4"/>
          <table:table-cell table:style-name="ce4" office:value-type="string">
            <text:p>N-35-35-25.167846 E-139-34-51.687011</text:p>
          </table:table-cell>
          <table:table-cell table:style-name="ce34" table:formula="of:=IF([.E4]=&quot;&quot;;[.C4];CONCATENATE([.C4];&quot; / &quot;;[.E4]))" office:value-type="string" office:string-value=":m 東和 PHOTO / 201121sa / 大口駅 / ガーラ横浜大口Ⅱ / １名 / 橘設備工業所（藤木組） / 日報">
            <text:p>:m 東和 PHOTO / 201121sa / 大口駅 / ガーラ横浜大口Ⅱ / １名 / 橘設備工業所（藤木組） / 日報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1-22_15-53-06_001.jpg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5.167846 E-139-34-51.687011</text:p>
          </table:table-cell>
          <table:table-cell table:style-name="ce34" table:formula="of:=IF([.E5]=&quot;&quot;;[.C5];CONCATENATE([.C5];&quot; / &quot;;[.E5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1-22_16-56-09_000.jpg</text:p>
          </table:table-cell>
          <table:table-cell table:style-name="ce17" office:value-type="string">
            <text:p>:m 東和 PHOTO / 201121sa / 大口駅 / ガーラ横浜大口Ⅱ / １名 / 橘設備工業所（藤木組） / 日誌</text:p>
          </table:table-cell>
          <table:table-cell table:style-name="ce18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4" table:formula="of:=IF([.E6]=&quot;&quot;;[.C6];CONCATENATE([.C6];&quot; / &quot;;[.E6]))" office:value-type="string" office:string-value=":m 東和 PHOTO / 201121sa / 大口駅 / ガーラ横浜大口Ⅱ / １名 / 橘設備工業所（藤木組） / 日誌">
            <text:p>:m 東和 PHOTO / 201121sa / 大口駅 / ガーラ横浜大口Ⅱ / １名 / 橘設備工業所（藤木組） / 日誌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22_17-50-26_000.jpg</text:p>
          </table:table-cell>
          <table:table-cell table:style-name="ce17" office:value-type="string">
            <text:p>:m RES 1*1 / free# JVEMV6 37#17.21_5 / 37. miscs of miscs / 17. natural-history / id=21:ニンニク / topics=~,TH=~,w:アリイン；アリイナーゼ；アリシン；スルフィド類；DATS；スルフィド；ジスルフィド / N+</text:p>
          </table:table-cell>
          <table:table-cell table:style-name="ce19"/>
          <table:table-cell table:style-name="ce4"/>
          <table:table-cell table:style-name="ce4" office:value-type="string">
            <text:p>N-35-35-23.890686 E-139-34-59.652099</text:p>
          </table:table-cell>
          <table:table-cell table:style-name="ce34" table:formula="of:=IF([.E7]=&quot;&quot;;[.C7];CONCATENATE([.C7];&quot; / &quot;;[.E7]))" office:value-type="string" office:string-value=":m RES 1*1 / free# JVEMV6 37#17.21_5 / 37. miscs of miscs / 17. natural-history / id=21:ニンニク / topics=~,TH=~,w:アリイン；アリイナーゼ；アリシン；スルフィド類；DATS；スルフィド；ジスルフィド / N+">
            <text:p>:m RES 1*1 / free# JVEMV6 37#17.21_5 / 37. miscs of miscs / 17. natural-history / id=21:ニンニク / topics=~,TH=~,w:アリイン；アリイナーゼ；アリシン；スルフィド類；DATS；スルフィド；ジスルフィド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1-22_19-16-45_000.jpg</text:p>
          </table:table-cell>
          <table:table-cell table:style-name="ce17" office:value-type="string">
            <text:p>:m music / log / jap.flute-bamboo / || s.1:ph-N,k.B,score+ || s.2:transition:h-0~h-1' || s.3:sequence:h-1~h-2L~h-2h || s.4:oct-2:h-2,h-3~,R=1 \\\ :m music / log / jap.flute / || s.1:ph-N,R=1,score+</text:p>
          </table:table-cell>
          <table:table-cell table:style-name="ce17"/>
          <table:table-cell table:style-name="ce4"/>
          <table:table-cell table:style-name="ce4" office:value-type="string">
            <text:p>N-35-35-28.601074 E-139-34-51.082763</text:p>
          </table:table-cell>
          <table:table-cell table:style-name="ce34" table:formula="of:=IF([.E8]=&quot;&quot;;[.C8];CONCATENATE([.C8];&quot; / &quot;;[.E8]))" office:value-type="string" office:string-value=":m music / log / jap.flute-bamboo / || s.1:ph-N,k.B,score+ || s.2:transition:h-0~h-1' || s.3:sequence:h-1~h-2L~h-2h || s.4:oct-2:h-2,h-3~,R=1 \\\ :m music / log / jap.flute / || s.1:ph-N,R=1,score+">
            <text:p>:m music / log / jap.flute-bamboo / || s.1:ph-N,k.B,score+ || s.2:transition:h-0~h-1' || s.3:sequence:h-1~h-2L~h-2h || s.4:oct-2:h-2,h-3~,R=1 \\\ :m music / log / jap.flute / || s.1:ph-N,R=1,score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2_21-14-06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30.619812 E-139-34-48.171386</text:p>
          </table:table-cell>
          <table:table-cell table:style-name="ce34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23_00-01-16_000.jpg</text:p>
          </table:table-cell>
          <table:table-cell table:style-name="ce8" office:value-type="string">
            <text:p>:PHOTO 記録 / 経過記録；作ったもの / food=焼酎漬け / material=パクチー；liquor=麦焼酎,time=1119-2344,container=golden-cap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パクチー；liquor=麦焼酎,time=1119-2344,container=golden-cap">
            <text:p>:PHOTO 記録 / 経過記録；作ったもの / food=焼酎漬け / material=パクチー；liquor=麦焼酎,time=1119-2344,container=gold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23_00-01-23_000.jpg</text:p>
          </table:table-cell>
          <table:table-cell table:style-name="ce19" office:value-type="string">
            <text:p>:PHOTO 記録 / 経過記録；作ったもの / food=焼酎漬け / material=パクチー；liquor=麦焼酎,time=1119-2344,container=green-cap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パクチー；liquor=麦焼酎,time=1119-2344,container=green-cap">
            <text:p>:PHOTO 記録 / 経過記録；作ったもの / food=焼酎漬け / material=パクチー；liquor=麦焼酎,time=1119-2344,container=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1-23_00-01-31_000.jpg</text:p>
          </table:table-cell>
          <table:table-cell table:style-name="ce18" office:value-type="string">
            <text:p>:PHOTO 記録 / 経過記録；作ったもの / food=焼酎漬け / material=イタリアンパセリ；liquor=麦焼酎,time=1119-0027,container=silver-cap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イタリアンパセリ；liquor=麦焼酎,time=1119-0027,container=silver-cap">
            <text:p>:PHOTO 記録 / 経過記録；作ったもの / food=焼酎漬け / material=イタリアンパセリ；liquor=麦焼酎,time=1119-0027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1-23_00-31-51_000.jpg</text:p>
          </table:table-cell>
          <table:table-cell table:style-name="ce18" office:value-type="string">
            <text:p>:PHOTO 記録 / 経過記録；作ったもの / food=焼酎漬け / material=チャービル；liquor=麦焼酎,time=1110-2321,container=silver-cap</text:p>
          </table:table-cell>
          <table:table-cell table:style-name="ce18"/>
          <table:table-cell table:style-name="ce4"/>
          <table:table-cell table:style-name="ce4" office:value-type="string">
            <text:p>N-35-35-23.890686 E-139-34-59.652099</text:p>
          </table:table-cell>
          <table:table-cell table:style-name="ce34" table:formula="of:=IF([.E13]=&quot;&quot;;[.C13];CONCATENATE([.C13];&quot; / &quot;;[.E13]))" office:value-type="string" office:string-value=":PHOTO 記録 / 経過記録；作ったもの / food=焼酎漬け / material=チャービル；liquor=麦焼酎,time=1110-2321,container=silver-cap">
            <text:p>:PHOTO 記録 / 経過記録；作ったもの / food=焼酎漬け / material=チャービル；liquor=麦焼酎,time=1110-2321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0-11-23_02-59-11_000.jpg</text:p>
          </table:table-cell>
          <table:table-cell table:style-name="ce17" office:value-type="string">
            <text:p>:m other / log / 寝る前　ウェブ閲覧　記録　（for オナニー） / 了：空想</text:p>
          </table:table-cell>
          <table:table-cell table:style-name="ce17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m other / log / 寝る前　ウェブ閲覧　記録　（for オナニー） / 了：空想">
            <text:p>:m other / log / 寝る前　ウェブ閲覧　記録　（for オナニー） / 了：空想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0-11-23_07-49-25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4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2020-11-23_08-11-39_000.jpg</text:p>
          </table:table-cell>
          <table:table-cell table:style-name="ce17" office:value-type="string">
            <text:p>:m RES 1*1 / free# JVEMV6 37#17.B.1_1 / 37. miscs of miscs / 17. natural-history / B. insects / id=1.n:カマキリ / N+</text:p>
          </table:table-cell>
          <table:table-cell table:style-name="ce19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4" table:formula="of:=IF([.E16]=&quot;&quot;;[.C16];CONCATENATE([.C16];&quot; / &quot;;[.E16]))" office:value-type="string" office:string-value=":m RES 1*1 / free# JVEMV6 37#17.B.1_1 / 37. miscs of miscs / 17. natural-history / B. insects / id=1.n:カマキリ / N+">
            <text:p>:m RES 1*1 / free# JVEMV6 37#17.B.1_1 / 37. miscs of miscs / 17. natural-history / B. insects / id=1.n:カマキリ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2_15-37-51_000.mp4</text:p>
          </table:table-cell>
          <table:table-cell table:style-name="ce8" office:value-type="string">
            <text:p>:VIDEO / @自室 / 記録 / jap.flute-bamboo / 演奏、play / b-2020-1122-1 / f-N:composition-relay-3.n</text:p>
          </table:table-cell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室 / 記録 / jap.flute-bamboo / 演奏、play / b-2020-1122-1 / f-N:composition-relay-3.n">
            <text:p>:VIDEO / @自室 / 記録 / jap.flute-bamboo / 演奏、play / b-2020-1122-1 / f-N:composition-relay-3.n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2_18-42-22_000.mp4</text:p>
          </table:table-cell>
          <table:table-cell table:style-name="ce8" office:value-type="string">
            <text:p>:VIDEO / @自室 / 記録 / jap.flute-bamboo / 演奏、play / b-2020-1122-2 / genr=tips:how-to-blow:oct-3:h-1;form-of-mouth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室 / 記録 / jap.flute-bamboo / 演奏、play / b-2020-1122-2 / genr=tips:how-to-blow:oct-3:h-1;form-of-mouth">
            <text:p>:VIDEO / @自室 / 記録 / jap.flute-bamboo / 演奏、play / b-2020-1122-2 / genr=tips:how-to-blow:oct-3:h-1;form-of-mouth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2_18-59-56_000.mp4</text:p>
          </table:table-cell>
          <table:table-cell table:style-name="ce8" office:value-type="string">
            <text:p>:VIDEO / @自室 / 記録 / jap.flute / 演奏、play / f-2020-1122-1 / genr=f-N:composition-relay-9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室 / 記録 / jap.flute / 演奏、play / f-2020-1122-1 / genr=f-N:composition-relay-9">
            <text:p>:VIDEO / @自室 / 記録 / jap.flute / 演奏、play / f-2020-1122-1 / genr=f-N:composition-relay-9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22_19-04-21_000.mp4</text:p>
          </table:table-cell>
          <table:table-cell table:style-name="ce8" office:value-type="string">
            <text:p>:VIDEO / @自室 / 記録 / jap.flute / 演奏、play / f-2020-1122-1 / genr=f-rev:composition-relay-9,for=ph-N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室 / 記録 / jap.flute / 演奏、play / f-2020-1122-1 / genr=f-rev:composition-relay-9,for=ph-N">
            <text:p>:VIDEO / @自室 / 記録 / jap.flute / 演奏、play / f-2020-1122-1 / genr=f-rev:composition-relay-9,for=ph-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22_22-34-11_000.mid</text:p>
          </table:table-cell>
          <table:table-cell table:style-name="ce8" office:value-type="string">
            <text:p>:in-mid / app=perfect-piano / 演奏、play / id-2020-1122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in-mid / app=perfect-piano / 演奏、play / id-2020-1122-1 / category=melody,inst=~,for=~,genre=~">
            <text:p>:in-mid / app=perfect-piano / 演奏、play / id-2020-1122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2_23-20-54_000.mid</text:p>
          </table:table-cell>
          <table:table-cell table:style-name="ce8" office:value-type="string">
            <text:p>:in-mid / app=perfect-piano / 演奏、play / id-2020-1122-2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string" office:string-value=":in-mid / app=perfect-piano / 演奏、play / id-2020-1122-2 / category=melody,inst=~,for=~,genre=~">
            <text:p>:in-mid / app=perfect-piano / 演奏、play / id-2020-1122-2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23_01-07-25_000.mid</text:p>
          </table:table-cell>
          <table:table-cell table:style-name="ce8" office:value-type="string">
            <text:p>:in-mid / app=perfect-piano / 演奏、play / id-2020-1123-1 / category=melody,inst=~,for=~,genre=~</text:p>
          </table:table-cell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in-mid / app=perfect-piano / 演奏、play / id-2020-1123-1 / category=melody,inst=~,for=~,genre=~">
            <text:p>:in-mid / app=perfect-piano / 演奏、play / id-2020-1123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23_07-50-31_000.mid</text:p>
          </table:table-cell>
          <table:table-cell table:style-name="ce8" office:value-type="string">
            <text:p>:in-mid / app=perfect-piano / 演奏、play / id-2020-1123-2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string" office:string-value=":in-mid / app=perfect-piano / 演奏、play / id-2020-1123-2 / category=melody,inst=~,for=~,genre=~">
            <text:p>:in-mid / app=perfect-piano / 演奏、play / id-2020-1123-2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2020/11/23</text:date>, <text:time>14:14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23T14:14:39.98</dc:date>
    <dc:creator>iwabuchi ken</dc:creator>
    <meta:editing-duration>P28DT7H32M9S</meta:editing-duration>
    <meta:editing-cycles>10576</meta:editing-cycles>
    <meta:document-statistic meta:table-count="1" meta:cell-count="477" meta:object-count="0"/>
  </office:meta>
</office:document-meta>
</file>